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7093" officeooo:paragraph-rsid="000a7093"/>
    </style:style>
    <style:style style:name="P2" style:family="paragraph" style:parent-style-name="Heading_20_1">
      <style:text-properties officeooo:rsid="000a7093" officeooo:paragraph-rsid="000a7093"/>
    </style:style>
    <style:style style:name="P3" style:family="paragraph" style:parent-style-name="Heading_20_2">
      <style:text-properties officeooo:rsid="000a7093" officeooo:paragraph-rsid="000a7093"/>
    </style:style>
    <style:style style:name="P4" style:family="paragraph" style:parent-style-name="Standard">
      <style:text-properties fo:color="#000000" loext:opacity="100%" officeooo:paragraph-rsid="000a7093" fo:background-color="transparen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6" style:family="paragraph" style:parent-style-name="Standard">
      <style:text-properties fo:color="#000000" loext:opacity="100%" fo:background-color="transparent"/>
    </style:style>
    <style:style style:name="P7" style:family="paragraph" style:parent-style-name="Text_20_body">
      <style:text-properties officeooo:rsid="000a7093" officeooo:paragraph-rsid="000a7093"/>
    </style:style>
    <style:style style:name="P8" style:family="paragraph" style:parent-style-name="Text_20_body">
      <style:text-properties officeooo:paragraph-rsid="000a7093"/>
    </style:style>
    <style:style style:name="T1" style:family="text">
      <style:text-properties fo:color="#39bae6" loext:opacity="100%"/>
    </style:style>
    <style:style style:name="T2" style:family="text">
      <style:text-properties fo:color="#bfbdb6" loext:opacity="100%"/>
    </style:style>
    <style:style style:name="T3" style:family="text">
      <style:text-properties fo:color="#aad94c" loext:opacity="100%"/>
    </style:style>
    <style:style style:name="T4" style:family="text">
      <style:text-properties fo:color="#fb2372" loext:opacity="100%"/>
    </style:style>
    <style:style style:name="T5" style:family="text">
      <style:text-properties fo:color="#acb6bf" loext:opacity="100%"/>
    </style:style>
    <style:style style:name="T6" style:family="text">
      <style:text-properties fo:color="#f29668" loext:opacity="100%"/>
    </style:style>
    <style:style style:name="T7" style:family="text">
      <style:text-properties fo:color="#d2a6ff" loext:opacity="100%"/>
    </style:style>
    <style:style style:name="T8" style:family="text">
      <style:text-properties fo:color="#59c2ff" loext:opacity="100%"/>
    </style:style>
    <style:style style:name="T9" style:family="text">
      <style:text-properties fo:color="#95e6c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Vagrant 2</text:h>
      <text:h text:style-name="P3" text:outline-level="2">Vagrantfile</text:h>
      <text:p text:style-name="P4">Vagrant.configure("2") do |config|</text:p>
      <text:p text:style-name="P5">  # The most common configuration options are documented and commented below.</text:p>
      <text:p text:style-name="P5">  # For a complete reference, please see the online documentation at</text:p>
      <text:p text:style-name="P5">  # https://docs.vagrantup.com.</text:p>
      <text:p text:style-name="P6"/>
      <text:p text:style-name="P5">  # Every Vagrant development environment requires a box. You can search for</text:p>
      <text:p text:style-name="P5">  # boxes at https://vagrantcloud.com/search.</text:p>
      <text:p text:style-name="P5">  config.vm.box = "debian/bullseye64"</text:p>
      <text:p text:style-name="P5">  config.vm.hostname = "apache2"</text:p>
      <text:p text:style-name="P5">  config.vm.define "apache2"</text:p>
      <text:p text:style-name="P5">  config.vm.provider "virtualbox" do |vb|</text:p>
      <text:p text:style-name="P5">    vb.name = "apache2"</text:p>
      <text:p text:style-name="P5">    vb.memory = "512"</text:p>
      <text:p text:style-name="P5">    vb.cpus = 1</text:p>
      <text:p text:style-name="P5">  end</text:p>
      <text:p text:style-name="P5">  config.vm.provision "shell", path: "script.sh"</text:p>
      <text:p text:style-name="P5">  config.vm.network "forwarded_port", guest: 80, host: 8080, host_ip: "127.0.0.1"</text:p>
      <text:p text:style-name="P5">  config.vm.synced_folder "www/html", "/www/html", type: "rsync"</text:p>
      <text:p text:style-name="P5">  config.vm.provision "file", source: "newsite.conf", destination: "/tmp/etc/apache2/sites-avaliable/newsite.conf"</text:p>
      <text:p text:style-name="P5">  config.vm.provision "file", source: "main-directory.conf", destination: "/tmp/etc/apache2/conf-avaliable/main-directory.conf"</text:p>
      <text:p text:style-name="P5">  config.vm.provision "shell", inline: "mv /tmp/etc/apache2/sites-avaliable/newsite.conf /etc/apache2/sites-available/"</text:p>
      <text:p text:style-name="P5">  config.vm.provision "shell", inline: "mv /tmp/etc/apache2/conf-avaliable/main-directory.conf /etc/apache2/conf-available/"</text:p>
      <text:p text:style-name="P5">  config.vm.provision "shell", path: "script2.sh"</text:p>
      <text:p text:style-name="P7">end</text:p>
      <text:h text:style-name="P3" text:outline-level="2">Script.sh</text:h>
      <text:p text:style-name="P4">#!/bin/bash</text:p>
      <text:p text:style-name="P5">apt update</text:p>
      <text:p text:style-name="P5">DEBIAN_FRONTEND=noninteractive apt -y upgrade</text:p>
      <text:p text:style-name="P5">apt install apache2 &lt;&lt; EOF</text:p>
      <text:p text:style-name="P5">y</text:p>
      <text:p text:style-name="P5">EOF</text:p>
      <text:p text:style-name="P5"/>
      <text:p text:style-name="P5"/>
      <text:p text:style-name="P5"/>
      <text:p text:style-name="P5"/>
      <text:p text:style-name="P5"/>
      <text:h text:style-name="P3" text:outline-level="2"><text:soft-page-break/>Script2.sh</text:h>
      <text:p text:style-name="P4">#!/bin/bash</text:p>
      <text:p text:style-name="P5">a2ensite newsite.conf</text:p>
      <text:p text:style-name="P5">a2dissite 000-default.conf</text:p>
      <text:p text:style-name="P5">a2enconf main-directory</text:p>
      <text:p text:style-name="P5">systemctl reload apache2</text:p>
      <text:p text:style-name="P5"/>
      <text:p text:style-name="P5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7093" officeooo:paragraph-rsid="000a70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1/06/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8:01:20.544000000</meta:creation-date>
    <meta:editing-cycles>2</meta:editing-cycles>
    <meta:editing-duration>PT3M22S</meta:editing-duration>
    <dc:title>Base</dc:title>
    <meta:generator>LibreOffice/7.6.6.3$Windows_X86_64 LibreOffice_project/d97b2716a9a4a2ce1391dee1765565ea469b0ae7</meta:generator>
    <dc:date>2024-06-01T18:04:39.583000000</dc:date>
    <meta:document-statistic meta:table-count="0" meta:image-count="0" meta:object-count="0" meta:page-count="2" meta:paragraph-count="39" meta:word-count="144" meta:character-count="1530" meta:non-whitespace-character-count="1376"/>
    <meta:template xlink:type="simple" xlink:actuate="onRequest" xlink:title="Base" xlink:href="../../../../../../../AppData/Roaming/LibreOffice/4/user/template/Base.ott" meta:date="2024-06-01T18:01:18.869000000"/>
  </office:meta>
</office:document-meta>
</file>